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2" style:family="paragraph" style:parent-style-name="Heading_20_4">
      <style:paragraph-properties fo:margin-top="0.1665in" fo:margin-bottom="0.028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.1665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" style:family="paragraph" style:parent-style-name="Text_20_body" style:list-style-name="L2">
      <loext:graphic-properties draw:fill="none" draw:fill-color="#ffffff"/>
      <style:paragraph-properties fo:margin-top="0.1665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5" style:family="paragraph" style:parent-style-name="Text_20_body" style:list-style-name="L3">
      <loext:graphic-properties draw:fill="none" draw:fill-color="#ffffff"/>
      <style:paragraph-properties fo:margin-top="0.1665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6" style:family="paragraph" style:parent-style-name="Text_20_body" style:list-style-name="L4">
      <loext:graphic-properties draw:fill="none" draw:fill-color="#ffffff"/>
      <style:paragraph-properties fo:margin-top="0.1665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7" style:family="paragraph" style:parent-style-name="Text_20_body" style:list-style-name="L5">
      <loext:graphic-properties draw:fill="none" draw:fill-color="#ffffff"/>
      <style:paragraph-properties fo:margin-top="0.1665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6">
      <loext:graphic-properties draw:fill="none" draw:fill-color="#ffffff"/>
      <style:paragraph-properties fo:margin-top="0.1665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5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6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7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</style:style>
    <style:style style:name="P19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</style:style>
    <style:style style:name="P20" style:family="paragraph" style:parent-style-name="Text_20_body" style:list-style-name="L1">
      <loext:graphic-properties draw:fill="none" draw:fill-color="#ffffff"/>
      <style:paragraph-properties fo:margin-top="0in" fo:margin-bottom="0.1665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2">
      <loext:graphic-properties draw:fill="none" draw:fill-color="#ffffff"/>
      <style:paragraph-properties fo:margin-top="0in" fo:margin-bottom="0.1665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4">
      <loext:graphic-properties draw:fill="none" draw:fill-color="#ffffff"/>
      <style:paragraph-properties fo:margin-top="0in" fo:margin-bottom="0.1665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5">
      <loext:graphic-properties draw:fill="none" draw:fill-color="#ffffff"/>
      <style:paragraph-properties fo:margin-top="0in" fo:margin-bottom="0.1665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3">
      <loext:graphic-properties draw:fill="none" draw:fill-color="#ffffff"/>
      <style:paragraph-properties fo:margin-top="0in" fo:margin-bottom="0.1665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5" style:family="paragraph" style:parent-style-name="Text_20_body" style:list-style-name="L6">
      <loext:graphic-properties draw:fill="none" draw:fill-color="#ffffff"/>
      <style:paragraph-properties fo:margin-top="0in" fo:margin-bottom="0.1665in" loext:contextual-spacing="false" fo:line-height="138%" fo:background-color="transparent" fo:padding="0in" fo:border="none" style:writing-mode="lr-tb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fo:background-color="transparent" loext:char-shading-value="0"/>
    </style:style>
    <style:style style:name="T3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docs-internal-guid-f4f58f6a-7fff-34fd-908c-3e749b830c58"/>Тестовое задание для позиции VFX Technical Engineer</text:h>
      <text:h text:style-name="P2" text:outline-level="4">Задача:</text:h>
      <text:list xml:id="list3890735187" text:style-name="L1">
        <text:list-item>
          <text:p text:style-name="P3"><text:span text:style-name="T2">Создать кнопку в Blender</text:span><text:span text:style-name="T1">, при нажатии на которую будет происходить:</text:span></text:p>
          <text:list>
            <text:list-item>
              <text:p text:style-name="P9">Сохранение текущей сцены Blender.</text:p>
            </text:list-item>
            <text:list-item>
              <text:p text:style-name="P9">Отправка POST-запроса на API Django-сервера, содержащего следующую информацию:</text:p>
              <text:list>
                <text:list-item>
                  <text:p text:style-name="P9">Имя пользователя.</text:p>
                </text:list-item>
                <text:list-item>
                  <text:p text:style-name="P9">Время сохранения.</text:p>
                </text:list-item>
                <text:list-item>
                  <text:p text:style-name="P9">Путь к сохраненному файлу на диске.</text:p>
                </text:list-item>
              </text:list>
            </text:list-item>
          </text:list>
        </text:list-item>
        <text:list-item>
          <text:p text:style-name="P14"><text:span text:style-name="T2">Развернуть Django-приложение на бесплатном VPS-сервере</text:span><text:span text:style-name="T1">, которое:</text:span></text:p>
          <text:list>
            <text:list-item>
              <text:p text:style-name="P9">Принимает реквест от Blender и сохраняет данные (имя пользователя, время, путь к файлу) в базу данных.</text:p>
            </text:list-item>
            <text:list-item>
              <text:p text:style-name="P20">Предоставляет интерфейс админки, где можно увидеть записи из базы данных.</text:p>
            </text:list-item>
          </text:list>
        </text:list-item>
      </text:list>
      <text:h text:style-name="P2" text:outline-level="4">Шаги выполнения:</text:h>
      <text:list xml:id="list3656108340" text:style-name="L2">
        <text:list-item>
          <text:p text:style-name="P4"><text:span text:style-name="T2">Blender</text:span><text:span text:style-name="T1">:</text:span></text:p>
          <text:list>
            <text:list-item>
              <text:p text:style-name="P10">Установите Blender, если он у вас не установлен: Blender Download.</text:p>
            </text:list-item>
            <text:list-item>
              <text:p text:style-name="P10">Ознакомьтесь с документацией по написанию скриптов на Python для Blender: Blender Python API.</text:p>
            </text:list-item>
          </text:list>
        </text:list-item>
        <text:list-item>
          <text:p text:style-name="P15"><text:span text:style-name="T2">VPS</text:span><text:span text:style-name="T1">:</text:span></text:p>
          <text:list>
            <text:list-item>
              <text:p text:style-name="P10">Зарегистрируйтесь и получите бесплатный VPS сервер на одной из платформ:</text:p>
              <text:list>
                <text:list-item>
                  <text:p text:style-name="P18"><text:a xlink:type="simple" xlink:href="https://www.heroku.com/" text:style-name="Internet_20_link" text:visited-style-name="Visited_20_Internet_20_Link"><text:span text:style-name="T3">Heroku</text:span></text:a></text:p>
                </text:list-item>
                <text:list-item>
                  <text:p text:style-name="P18"><text:a xlink:type="simple" xlink:href="https://aws.amazon.com/free/" text:style-name="Internet_20_link" text:visited-style-name="Visited_20_Internet_20_Link"><text:span text:style-name="T3">AWS Free Tier</text:span></text:a></text:p>
                </text:list-item>
                <text:list-item>
                  <text:p text:style-name="P10">Google Cloud Free Tier</text:p>
                </text:list-item>
                <text:list-item>
                  <text:p text:style-name="P10">DigitalOcean (с бесплатным кредитом)</text:p>
                </text:list-item>
              </text:list>
            </text:list-item>
            <text:list-item>
              <text:p text:style-name="P21">Настройте Docker и разверните Django-приложение, которое принимает POST-запросы и сохраняет данные в базу данных.</text:p>
            </text:list-item>
          </text:list>
        </text:list-item>
      </text:list>
      <text:h text:style-name="P2" text:outline-level="4">Требования:</text:h>
      <text:list xml:id="list754559574" text:style-name="L3">
        <text:list-item>
          <text:p text:style-name="P5"><text:span text:style-name="T2">Blender</text:span><text:span text:style-name="T1">: Напишите скрипт на Python, который добавляет кнопку в интерфейс Blender. При нажатии кнопки должна сохраняться текущая сцена, а затем отправляться POST-запрос с данными на API Django.</text:span></text:p>
        </text:list-item>
        <text:list-item>
          <text:p text:style-name="P16"><text:span text:style-name="T2">Django API</text:span><text:span text:style-name="T1">: Разверните Django-приложение с REST API на вашем VPS. Реализуйте прием POST-запроса и сохранение данных в базу данных.</text:span></text:p>
        </text:list-item>
        <text:list-item>
          <text:p text:style-name="P16"><text:span text:style-name="T2">Docker</text:span><text:span text:style-name="T1">: Разверните ваше Django-приложение в Docker-контейнере на VPS.</text:span></text:p>
        </text:list-item>
        <text:list-item>
          <text:p text:style-name="P24"><text:span text:style-name="T2">База данных</text:span><text:span text:style-name="T1">: Любая поддерживаемая Django база данных (SQLite, PostgreSQL, MySQL и т.д.).</text:span></text:p>
        </text:list-item>
      </text:list>
      <text:h text:style-name="P2" text:outline-level="4"><text:soft-page-break/>Ожидаемые результаты:</text:h>
      <text:list xml:id="list1989533052" text:style-name="L4">
        <text:list-item>
          <text:p text:style-name="P6"><text:span text:style-name="T2">GitHub-репозиторий</text:span><text:span text:style-name="T1">, содержащий:</text:span></text:p>
          <text:list>
            <text:list-item>
              <text:p text:style-name="P11">Скрипт для Blender, который можно установить и протестировать.</text:p>
            </text:list-item>
            <text:list-item>
              <text:p text:style-name="P11">Dockerfile и инструкции для развертывания Django-приложения.</text:p>
            </text:list-item>
          </text:list>
        </text:list-item>
        <text:list-item>
          <text:p text:style-name="P17"><text:span text:style-name="T2">Адрес и доступ к вашему Django-серверу</text:span><text:span text:style-name="T1">:</text:span></text:p>
          <text:list>
            <text:list-item>
              <text:p text:style-name="P11">URL, по которому можно проверить работу API.</text:p>
            </text:list-item>
            <text:list-item>
              <text:p text:style-name="P22">Доступ к админке Django для проверки сохраненных данных.</text:p>
            </text:list-item>
          </text:list>
        </text:list-item>
      </text:list>
      <text:h text:style-name="P2" text:outline-level="4">Критерии оценки:</text:h>
      <text:list xml:id="list4132708242" text:style-name="L5">
        <text:list-item>
          <text:p text:style-name="P7">Корректная работа кнопки в Blender (сохранение сцены и отправка реквеста).</text:p>
        </text:list-item>
        <text:list-item>
          <text:p text:style-name="P12">Правильная работа Django API (прием данных и их запись в базу).</text:p>
        </text:list-item>
        <text:list-item>
          <text:p text:style-name="P12">Прозрачная и простая установка и запуск как Blender-скрипта, так и Django-приложения.</text:p>
        </text:list-item>
        <text:list-item>
          <text:p text:style-name="P23">Соответствие задания техническим требованиям.</text:p>
        </text:list-item>
      </text:list>
      <text:h text:style-name="P2" text:outline-level="4">Полезные ссылки:</text:h>
      <text:list xml:id="list3065328322" text:style-name="L6">
        <text:list-item>
          <text:p text:style-name="P8">Blender Download</text:p>
        </text:list-item>
        <text:list-item>
          <text:p text:style-name="P13">Blender Python API Documentation</text:p>
        </text:list-item>
        <text:list-item>
          <text:p text:style-name="P19"><text:a xlink:type="simple" xlink:href="https://docs.djangoproject.com/en/stable/" text:style-name="Internet_20_link" text:visited-style-name="Visited_20_Internet_20_Link"><text:span text:style-name="T3">Django Documentation</text:span></text:a></text:p>
        </text:list-item>
        <text:list-item>
          <text:p text:style-name="P13">Docker Documentation</text:p>
        </text:list-item>
        <text:list-item>
          <text:p text:style-name="P25"><text:span text:style-name="T4">[VPS options (Heroku, AWS, Google Cloud, DigitalOcean)](</text:span><text:a xlink:type="simple" xlink:href="https://www.heroku.com/" text:style-name="Internet_20_link" text:visited-style-name="Visited_20_Internet_20_Link"><text:span text:style-name="T3">https://www.heroku.com/</text:span></text:a><text:span text:style-name="T4">,</text:span><text:a xlink:type="simple" xlink:href="https://aws.amazon.com/free/" text:style-name="Internet_20_link" text:visited-style-name="Visited_20_Internet_20_Link"> </text:a><text:a xlink:type="simple" xlink:href="https://aws.amazon.com/free/" text:style-name="Internet_20_link" text:visited-style-name="Visited_20_Internet_20_Link"><text:span text:style-name="T3">https://aws.amazon.com/free/</text:span></text:a><text:span text:style-name="T4">, https://cloud.google.com/free, https://www.digitalocean.com/free)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7T18:52:30.983677420</meta:creation-date>
    <dc:date>2024-09-27T18:52:58.607824664</dc:date>
    <meta:editing-duration>PT28S</meta:editing-duration>
    <meta:editing-cycles>1</meta:editing-cycles>
    <meta:document-statistic meta:table-count="0" meta:image-count="0" meta:object-count="0" meta:page-count="2" meta:paragraph-count="45" meta:word-count="339" meta:character-count="2403" meta:non-whitespace-character-count="2147"/>
    <meta:generator>LibreOffice/6.4.7.2$Linux_X86_64 LibreOffice_project/40$Build-2</meta:generator>
  </office:meta>
</office:document-meta>
</file>